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Normal_20_3819">
      <style:table-properties table:display="true" style:writing-mode="lr-tb"/>
    </style:style>
    <style:style style:name="ta2" style:family="table" style:master-page-name="PageStyle_5f_Ends_20_3819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Normal 3819" table:style-name="ta1">
        <office:forms form:automatic-focus="false" form:apply-design-mode="false"/>
        <table:shapes>
          <draw:frame draw:z-index="0" draw:style-name="gr1" draw:text-style-name="P1" svg:width="15.999cm" svg:height="8.999cm" svg:x="1.875cm" svg:y="2.932cm">
            <draw:object draw:notify-on-update-of-ranges="'Normal 3819'.A1:'Normal 3819'.A1 'Normal 3819'.A2:'Normal 3819'.A5 'Normal 3819'.B1:'Normal 3819'.B1 'Normal 3819'.B2:'Normal 3819'.B5 'Normal 3819'.A1:'Normal 3819'.A1 'Normal 3819'.A2:'Normal 3819'.A5 'Normal 3819'.C1:'Normal 3819'.C1 'Normal 3819'.C2:'Normal 3819'.C5 'Normal 3819'.A1:'Normal 3819'.A1 'Normal 3819'.A2:'Normal 3819'.A5 'Normal 3819'.D1:'Normal 3819'.D1 'Normal 3819'.D2:'Normal 3819'.D5 'Normal 3819'.A1:'Normal 3819'.A1 'Normal 3819'.A2:'Normal 3819'.A5 'Normal 3819'.E1:'Normal 3819'.E1 'Normal 3819'.E2:'Normal 3819'.E5 'Normal 3819'.A1:'Normal 3819'.A1 'Normal 3819'.A2:'Normal 3819'.A5 'Normal 3819'.F1:'Normal 3819'.F1 'Normal 3819'.F2:'Normal 3819'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ound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+ +</text:p>
          </table:table-cell>
          <table:table-cell table:number-columns-repeated="1018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2583" calcext:value-type="float">
            <text:p>12583</text:p>
          </table:table-cell>
          <table:table-cell table:style-name="ce1" office:value-type="float" office:value="43616" calcext:value-type="float">
            <text:p>43616</text:p>
          </table:table-cell>
          <table:table-cell table:style-name="ce1" office:value-type="float" office:value="22190" calcext:value-type="float">
            <text:p>22190</text:p>
          </table:table-cell>
          <table:table-cell table:style-name="ce1" office:value-type="float" office:value="22839" calcext:value-type="float">
            <text:p>22839</text:p>
          </table:table-cell>
          <table:table-cell table:style-name="ce1" office:value-type="float" office:value="22360" calcext:value-type="float">
            <text:p>22360</text:p>
          </table:table-cell>
          <table:table-cell table:number-columns-repeated="1018"/>
        </table:table-row>
        <table:table-row table:style-name="ro2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9315" calcext:value-type="float">
            <text:p>9315</text:p>
          </table:table-cell>
          <table:table-cell table:style-name="ce1" office:value-type="float" office:value="44269" calcext:value-type="float">
            <text:p>44269</text:p>
          </table:table-cell>
          <table:table-cell table:style-name="ce1" office:value-type="float" office:value="16428" calcext:value-type="float">
            <text:p>16428</text:p>
          </table:table-cell>
          <table:table-cell table:style-name="ce1" office:value-type="float" office:value="17001" calcext:value-type="float">
            <text:p>17001</text:p>
          </table:table-cell>
          <table:table-cell table:style-name="ce1" office:value-type="float" office:value="16456" calcext:value-type="float">
            <text:p>16456</text:p>
          </table:table-cell>
          <table:table-cell table:number-columns-repeated="1018"/>
        </table:table-row>
        <table:table-row table:style-name="ro2"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6879" calcext:value-type="float">
            <text:p>6879</text:p>
          </table:table-cell>
          <table:table-cell table:style-name="ce1" office:value-type="float" office:value="44067" calcext:value-type="float">
            <text:p>44067</text:p>
          </table:table-cell>
          <table:table-cell table:style-name="ce1" office:value-type="float" office:value="10630" calcext:value-type="float">
            <text:p>10630</text:p>
          </table:table-cell>
          <table:table-cell table:style-name="ce1" office:value-type="float" office:value="11338" calcext:value-type="float">
            <text:p>11338</text:p>
          </table:table-cell>
          <table:table-cell table:style-name="ce1" office:value-type="float" office:value="10783" calcext:value-type="float">
            <text:p>10783</text:p>
          </table:table-cell>
          <table:table-cell table:number-columns-repeated="1018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5413" calcext:value-type="float">
            <text:p>5413</text:p>
          </table:table-cell>
          <table:table-cell table:style-name="ce1" office:value-type="float" office:value="44023" calcext:value-type="float">
            <text:p>44023</text:p>
          </table:table-cell>
          <table:table-cell table:style-name="ce1" office:value-type="float" office:value="5115" calcext:value-type="float">
            <text:p>5115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5181" calcext:value-type="float">
            <text:p>5181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s 3819" table:style-name="ta2">
        <office:forms form:automatic-focus="false" form:apply-design-mode="false"/>
        <table:shapes>
          <draw:frame draw:z-index="0" draw:style-name="gr1" draw:text-style-name="P1" svg:width="15.999cm" svg:height="8.999cm" svg:x="0.001cm" svg:y="3.652cm">
            <draw:object draw:notify-on-update-of-ranges="'Ends 3819'.A1:'Ends 3819'.A1 'Ends 3819'.A2:'Ends 3819'.A5 'Ends 3819'.B1:'Ends 3819'.B1 'Ends 3819'.B2:'Ends 3819'.B5 'Ends 3819'.A1:'Ends 3819'.A1 'Ends 3819'.A2:'Ends 3819'.A5 'Ends 3819'.C1:'Ends 3819'.C1 'Ends 3819'.C2:'Ends 3819'.C5 'Ends 3819'.A1:'Ends 3819'.A1 'Ends 3819'.A2:'Ends 3819'.A5 'Ends 3819'.D1:'Ends 3819'.D1 'Ends 3819'.D2:'Ends 3819'.D5 'Ends 3819'.A1:'Ends 3819'.A1 'Ends 3819'.A2:'Ends 3819'.A5 'Ends 3819'.E1:'Ends 3819'.E1 'Ends 3819'.E2:'Ends 3819'.E5 'Ends 3819'.A1:'Ends 3819'.A1 'Ends 3819'.A2:'Ends 3819'.A5 'Ends 3819'.F1:'Ends 3819'.F1 'Ends 3819'.F2:'Ends 3819'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ound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B + V</text:p>
          </table:table-cell>
          <table:table-cell table:number-columns-repeated="1018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0833" calcext:value-type="float">
            <text:p>10833</text:p>
          </table:table-cell>
          <table:table-cell table:style-name="ce1" office:value-type="float" office:value="58361" calcext:value-type="float">
            <text:p>58361</text:p>
          </table:table-cell>
          <table:table-cell table:style-name="ce1" office:value-type="float" office:value="33769" calcext:value-type="float">
            <text:p>33769</text:p>
          </table:table-cell>
          <table:table-cell table:style-name="ce1" office:value-type="float" office:value="34386" calcext:value-type="float">
            <text:p>34386</text:p>
          </table:table-cell>
          <table:table-cell table:style-name="ce1" office:value-type="float" office:value="33328" calcext:value-type="float">
            <text:p>33328</text:p>
          </table:table-cell>
          <table:table-cell table:number-columns-repeated="1018"/>
        </table:table-row>
        <table:table-row table:style-name="ro2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7797" calcext:value-type="float">
            <text:p>7797</text:p>
          </table:table-cell>
          <table:table-cell table:style-name="ce1" office:value-type="float" office:value="58949" calcext:value-type="float">
            <text:p>58949</text:p>
          </table:table-cell>
          <table:table-cell table:style-name="ce1" office:value-type="float" office:value="24687" calcext:value-type="float">
            <text:p>24687</text:p>
          </table:table-cell>
          <table:table-cell table:style-name="ce1" office:value-type="float" office:value="25331" calcext:value-type="float">
            <text:p>25331</text:p>
          </table:table-cell>
          <table:table-cell table:style-name="ce1" office:value-type="float" office:value="24835" calcext:value-type="float">
            <text:p>24835</text:p>
          </table:table-cell>
          <table:table-cell table:number-columns-repeated="1018"/>
        </table:table-row>
        <table:table-row table:style-name="ro2"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5745" calcext:value-type="float">
            <text:p>5745</text:p>
          </table:table-cell>
          <table:table-cell table:style-name="ce1" office:value-type="float" office:value="58487" calcext:value-type="float">
            <text:p>58487</text:p>
          </table:table-cell>
          <table:table-cell table:style-name="ce1" office:value-type="float" office:value="16200" calcext:value-type="float">
            <text:p>16200</text:p>
          </table:table-cell>
          <table:table-cell table:style-name="ce1" office:value-type="float" office:value="16984" calcext:value-type="float">
            <text:p>16984</text:p>
          </table:table-cell>
          <table:table-cell table:style-name="ce1" office:value-type="float" office:value="16173" calcext:value-type="float">
            <text:p>16173</text:p>
          </table:table-cell>
          <table:table-cell table:number-columns-repeated="1018"/>
        </table:table-row>
        <table:table-row table:style-name="ro2"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59308" calcext:value-type="float">
            <text:p>59308</text:p>
          </table:table-cell>
          <table:table-cell table:style-name="ce1" office:value-type="float" office:value="7713" calcext:value-type="float">
            <text:p>7713</text:p>
          </table:table-cell>
          <table:table-cell table:style-name="ce1" office:value-type="float" office:value="8164" calcext:value-type="float">
            <text:p>8164</text:p>
          </table:table-cell>
          <table:table-cell table:style-name="ce1" office:value-type="float" office:value="7698" calcext:value-type="float">
            <text:p>7698</text:p>
          </table:table-cell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number:text> $</number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ormal_20_3819" style:display-name="PageStyle_Normal 38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s_20_3819" style:display-name="PageStyle_Ends 38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7T11:10:02.316000000</dc:date>
    <meta:generator>LibreOffice/4.2.2.1$Windows_x86 LibreOffice_project/3be8cda0bddd8e430d8cda1ebfd581265cca5a0f</meta:generator>
    <meta:editing-duration>P0D</meta:editing-duration>
    <meta:editing-cycles>1</meta:editing-cycles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Line_20_Style_20_9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205cm" style:legend-expansion="high" chart:style-name="ch2"/>
        <chart:plot-area chart:style-name="ch3" table:cell-range-address="'Normal 3819'.A1:'Normal 3819'.F5" chart:data-source-has-labels="row" svg:x="1.331cm" svg:y="0.855cm" svg:width="9.816cm" svg:height="6.984cm">
          <chartooo:coordinate-region svg:x="2.509cm" svg:y="1.054cm" svg:width="7.461cm" svg:height="6.138cm"/>
          <chart:axis chart:dimension="x" chart:name="primary-x" chart:style-name="ch4">
            <chart:title svg:x="5.772cm" svg:y="8.019cm" chart:style-name="ch5">
              <text:p>Theta</text:p>
            </chart:title>
          </chart:axis>
          <chart:axis chart:dimension="y" chart:name="primary-y" chart:style-name="ch6">
            <chart:title svg:x="0.451cm" svg:y="5.41cm" chart:style-name="ch7">
              <text:p>Laufzeit in ms</text:p>
            </chart:title>
            <chart:grid chart:style-name="ch8" chart:class="major"/>
          </chart:axis>
          <chart:axis chart:dimension="y" chart:name="secondary-y" chart:style-name="ch9">
            <chart:title svg:x="11.467cm" svg:y="7.579cm" chart:style-name="ch7">
              <text:p>Anzahl Wortpaare mit Ähnlichkeit über Theta</text:p>
            </chart:title>
          </chart:axis>
          <chart:series chart:attached-axis="secondary-y" chart:style-name="ch10" chart:values-cell-range-address="'Normal 3819'.B2:'Normal 3819'.B5" chart:label-cell-address="'Normal 3819'.B1:'Normal 3819'.B1" chart:class="chart:scatter">
            <chart:domain table:cell-range-address="'Normal 3819'.A2:'Normal 3819'.A5"/>
            <chart:data-point chart:repeated="4"/>
          </chart:series>
          <chart:series chart:attached-axis="primary-y" chart:style-name="ch11" chart:values-cell-range-address="'Normal 3819'.C2:'Normal 3819'.C5" chart:label-cell-address="'Normal 3819'.C1:'Normal 3819'.C1" chart:class="chart:scatter">
            <chart:data-point chart:repeated="4"/>
          </chart:series>
          <chart:series chart:attached-axis="primary-y" chart:style-name="ch12" chart:values-cell-range-address="'Normal 3819'.D2:'Normal 3819'.D5" chart:label-cell-address="'Normal 3819'.D1:'Normal 3819'.D1" chart:class="chart:scatter">
            <chart:data-point chart:repeated="4"/>
          </chart:series>
          <chart:series chart:attached-axis="primary-y" chart:style-name="ch13" chart:values-cell-range-address="'Normal 3819'.E2:'Normal 3819'.E5" chart:label-cell-address="'Normal 3819'.E1:'Normal 3819'.E1" chart:class="chart:scatter">
            <chart:data-point chart:repeated="4"/>
          </chart:series>
          <chart:series chart:attached-axis="primary-y" chart:style-name="ch14" chart:values-cell-range-address="'Normal 3819'.F2:'Normal 3819'.F5" chart:label-cell-address="'Normal 3819'.F1:'Normal 3819'.F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levant</text:p>
                <draw:g>
                  <svg:desc>'Normal 3819'.B1:'Normal 3819'.B1</svg:desc>
                </draw:g>
              </table:table-cell>
              <table:table-cell office:value-type="string">
                <text:p>Normal</text:p>
                <draw:g>
                  <svg:desc>'Normal 3819'.C1:'Normal 3819'.C1</svg:desc>
                </draw:g>
              </table:table-cell>
              <table:table-cell office:value-type="string">
                <text:p>Bounds</text:p>
                <draw:g>
                  <svg:desc>'Normal 3819'.D1:'Normal 3819'.D1</svg:desc>
                </draw:g>
              </table:table-cell>
              <table:table-cell office:value-type="string">
                <text:p>Validation</text:p>
                <draw:g>
                  <svg:desc>'Normal 3819'.E1:'Normal 3819'.E1</svg:desc>
                </draw:g>
              </table:table-cell>
              <table:table-cell office:value-type="string">
                <text:p>+ +</text:p>
                <draw:g>
                  <svg:desc>'Normal 3819'.F1:'Normal 3819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Normal 3819'.A2:'Normal 3819'.A5</svg:desc>
                </draw:g>
              </table:table-cell>
              <table:table-cell office:value-type="float" office:value="12583">
                <text:p>12583</text:p>
                <draw:g>
                  <svg:desc>'Normal 3819'.B2:'Normal 3819'.B5</svg:desc>
                </draw:g>
              </table:table-cell>
              <table:table-cell office:value-type="float" office:value="43616">
                <text:p>43616</text:p>
                <draw:g>
                  <svg:desc>'Normal 3819'.C2:'Normal 3819'.C5</svg:desc>
                </draw:g>
              </table:table-cell>
              <table:table-cell office:value-type="float" office:value="22190">
                <text:p>22190</text:p>
                <draw:g>
                  <svg:desc>'Normal 3819'.D2:'Normal 3819'.D5</svg:desc>
                </draw:g>
              </table:table-cell>
              <table:table-cell office:value-type="float" office:value="22839">
                <text:p>22839</text:p>
                <draw:g>
                  <svg:desc>'Normal 3819'.E2:'Normal 3819'.E5</svg:desc>
                </draw:g>
              </table:table-cell>
              <table:table-cell office:value-type="float" office:value="22360">
                <text:p>22360</text:p>
                <draw:g>
                  <svg:desc>'Normal 3819'.F2:'Normal 3819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9315">
                <text:p>9315</text:p>
              </table:table-cell>
              <table:table-cell office:value-type="float" office:value="44269">
                <text:p>44269</text:p>
              </table:table-cell>
              <table:table-cell office:value-type="float" office:value="16428">
                <text:p>16428</text:p>
              </table:table-cell>
              <table:table-cell office:value-type="float" office:value="17001">
                <text:p>17001</text:p>
              </table:table-cell>
              <table:table-cell office:value-type="float" office:value="16456">
                <text:p>1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6879">
                <text:p>6879</text:p>
              </table:table-cell>
              <table:table-cell office:value-type="float" office:value="44067">
                <text:p>44067</text:p>
              </table:table-cell>
              <table:table-cell office:value-type="float" office:value="10630">
                <text:p>10630</text:p>
              </table:table-cell>
              <table:table-cell office:value-type="float" office:value="11338">
                <text:p>11338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5413">
                <text:p>5413</text:p>
              </table:table-cell>
              <table:table-cell office:value-type="float" office:value="44023">
                <text:p>44023</text:p>
              </table:table-cell>
              <table:table-cell office:value-type="float" office:value="5115">
                <text:p>5115</text:p>
              </table:table-cell>
              <table:table-cell office:value-type="float" office:value="5625">
                <text:p>5625</text:p>
              </table:table-cell>
              <table:table-cell office:value-type="float" office:value="5181">
                <text:p>5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205cm" style:legend-expansion="high" chart:style-name="ch2"/>
        <chart:plot-area chart:style-name="ch3" table:cell-range-address="'Ends 3819'.A1:'Ends 3819'.F5" chart:data-source-has-labels="row" svg:x="1.331cm" svg:y="0.855cm" svg:width="9.816cm" svg:height="6.984cm">
          <chartooo:coordinate-region svg:x="2.509cm" svg:y="1.054cm" svg:width="7.461cm" svg:height="6.138cm"/>
          <chart:axis chart:dimension="x" chart:name="primary-x" chart:style-name="ch4">
            <chart:title svg:x="5.772cm" svg:y="8.019cm" chart:style-name="ch5">
              <text:p>Theta</text:p>
            </chart:title>
          </chart:axis>
          <chart:axis chart:dimension="y" chart:name="primary-y" chart:style-name="ch6">
            <chart:title svg:x="0.451cm" svg:y="5.41cm" chart:style-name="ch7">
              <text:p>Laufzeit in ms</text:p>
            </chart:title>
            <chart:grid chart:style-name="ch8" chart:class="major"/>
          </chart:axis>
          <chart:axis chart:dimension="y" chart:name="secondary-y" chart:style-name="ch9">
            <chart:title svg:x="11.467cm" svg:y="7.579cm" chart:style-name="ch7">
              <text:p>Anzahl Wortpaare mit Ähnlichkeit über Theta</text:p>
            </chart:title>
          </chart:axis>
          <chart:series chart:attached-axis="secondary-y" chart:style-name="ch10" chart:values-cell-range-address="'Ends 3819'.B2:'Ends 3819'.B5" chart:label-cell-address="'Ends 3819'.B1:'Ends 3819'.B1" chart:class="chart:scatter">
            <chart:domain table:cell-range-address="'Ends 3819'.A2:'Ends 3819'.A5"/>
            <chart:data-point chart:repeated="4"/>
          </chart:series>
          <chart:series chart:attached-axis="primary-y" chart:style-name="ch11" chart:values-cell-range-address="'Ends 3819'.C2:'Ends 3819'.C5" chart:label-cell-address="'Ends 3819'.C1:'Ends 3819'.C1" chart:class="chart:scatter">
            <chart:data-point chart:repeated="4"/>
          </chart:series>
          <chart:series chart:attached-axis="primary-y" chart:style-name="ch12" chart:values-cell-range-address="'Ends 3819'.D2:'Ends 3819'.D5" chart:label-cell-address="'Ends 3819'.D1:'Ends 3819'.D1" chart:class="chart:scatter">
            <chart:data-point chart:repeated="4"/>
          </chart:series>
          <chart:series chart:attached-axis="primary-y" chart:style-name="ch13" chart:values-cell-range-address="'Ends 3819'.E2:'Ends 3819'.E5" chart:label-cell-address="'Ends 3819'.E1:'Ends 3819'.E1" chart:class="chart:scatter">
            <chart:data-point chart:repeated="4"/>
          </chart:series>
          <chart:series chart:attached-axis="primary-y" chart:style-name="ch14" chart:values-cell-range-address="'Ends 3819'.F2:'Ends 3819'.F5" chart:label-cell-address="'Ends 3819'.F1:'Ends 3819'.F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levant</text:p>
                <draw:g>
                  <svg:desc>'Ends 3819'.B1:'Ends 3819'.B1</svg:desc>
                </draw:g>
              </table:table-cell>
              <table:table-cell office:value-type="string">
                <text:p>Normal</text:p>
                <draw:g>
                  <svg:desc>'Ends 3819'.C1:'Ends 3819'.C1</svg:desc>
                </draw:g>
              </table:table-cell>
              <table:table-cell office:value-type="string">
                <text:p>Bounds</text:p>
                <draw:g>
                  <svg:desc>'Ends 3819'.D1:'Ends 3819'.D1</svg:desc>
                </draw:g>
              </table:table-cell>
              <table:table-cell office:value-type="string">
                <text:p>Validation</text:p>
                <draw:g>
                  <svg:desc>'Ends 3819'.E1:'Ends 3819'.E1</svg:desc>
                </draw:g>
              </table:table-cell>
              <table:table-cell office:value-type="string">
                <text:p>B + V</text:p>
                <draw:g>
                  <svg:desc>'Ends 3819'.F1:'Ends 3819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Ends 3819'.A2:'Ends 3819'.A5</svg:desc>
                </draw:g>
              </table:table-cell>
              <table:table-cell office:value-type="float" office:value="10833">
                <text:p>10833</text:p>
                <draw:g>
                  <svg:desc>'Ends 3819'.B2:'Ends 3819'.B5</svg:desc>
                </draw:g>
              </table:table-cell>
              <table:table-cell office:value-type="float" office:value="58361">
                <text:p>58361</text:p>
                <draw:g>
                  <svg:desc>'Ends 3819'.C2:'Ends 3819'.C5</svg:desc>
                </draw:g>
              </table:table-cell>
              <table:table-cell office:value-type="float" office:value="33769">
                <text:p>33769</text:p>
                <draw:g>
                  <svg:desc>'Ends 3819'.D2:'Ends 3819'.D5</svg:desc>
                </draw:g>
              </table:table-cell>
              <table:table-cell office:value-type="float" office:value="34386">
                <text:p>34386</text:p>
                <draw:g>
                  <svg:desc>'Ends 3819'.E2:'Ends 3819'.E5</svg:desc>
                </draw:g>
              </table:table-cell>
              <table:table-cell office:value-type="float" office:value="33328">
                <text:p>33328</text:p>
                <draw:g>
                  <svg:desc>'Ends 3819'.F2:'Ends 3819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7797">
                <text:p>7797</text:p>
              </table:table-cell>
              <table:table-cell office:value-type="float" office:value="58949">
                <text:p>58949</text:p>
              </table:table-cell>
              <table:table-cell office:value-type="float" office:value="24687">
                <text:p>24687</text:p>
              </table:table-cell>
              <table:table-cell office:value-type="float" office:value="25331">
                <text:p>25331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5745">
                <text:p>5745</text:p>
              </table:table-cell>
              <table:table-cell office:value-type="float" office:value="58487">
                <text:p>58487</text:p>
              </table:table-cell>
              <table:table-cell office:value-type="float" office:value="16200">
                <text:p>16200</text:p>
              </table:table-cell>
              <table:table-cell office:value-type="float" office:value="16984">
                <text:p>16984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4065">
                <text:p>4065</text:p>
              </table:table-cell>
              <table:table-cell office:value-type="float" office:value="59308">
                <text:p>59308</text:p>
              </table:table-cell>
              <table:table-cell office:value-type="float" office:value="7713">
                <text:p>7713</text:p>
              </table:table-cell>
              <table:table-cell office:value-type="float" office:value="8164">
                <text:p>8164</text:p>
              </table:table-cell>
              <table:table-cell office:value-type="float" office:value="7698">
                <text:p>7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